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/>
    <style:style style:name="ce4" style:family="table-cell" style:parent-style-name="Hiperv_237_nculo" style:data-style-name="N0">
      <style:text-properties fo:color="#000000" style:text-underline-style="none" style:text-underline-type="none"/>
    </style:style>
    <style:style style:name="co1" style:family="table-column">
      <style:table-column-properties fo:break-before="auto" style:column-width="6.89680555555555cm"/>
    </style:style>
    <style:style style:name="co2" style:family="table-column">
      <style:table-column-properties fo:break-before="auto" style:column-width="2.24013888888889cm"/>
    </style:style>
    <style:style style:name="co3" style:family="table-column">
      <style:table-column-properties fo:break-before="auto" style:column-width="4.28625cm"/>
    </style:style>
    <style:style style:name="co4" style:family="table-column">
      <style:table-column-properties fo:break-before="auto" style:column-width="3.77472222222222cm"/>
    </style:style>
    <style:style style:name="co5" style:family="table-column">
      <style:table-column-properties fo:break-before="auto" style:column-width="3.59833333333333cm"/>
    </style:style>
    <style:style style:name="co6" style:family="table-column">
      <style:table-column-properties fo:break-before="auto" style:column-width="2.54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4.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6" table:default-cell-style-name="ce1"/>
        <table:table-column table:style-name="co2" table:number-columns-repeated="16374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Cantidad</text:p>
          </table:table-cell>
          <table:table-cell office:value-type="string" table:style-name="ce2">
            <text:p>Valor Unitario [$ COP]</text:p>
          </table:table-cell>
          <table:table-cell office:value-type="string" table:style-name="ce2">
            <text:p>Valor Total [$ COP]</text:p>
          </table:table-cell>
          <table:table-cell office:value-type="string" table:style-name="ce2">
            <text:p>Fuente</text:p>
          </table:table-cell>
          <table:table-cell table:style-name="ce2"/>
          <table:table-cell office:value-type="string" table:style-name="ce2">
            <text:p>Moneda</text:p>
          </table:table-cell>
          <table:table-cell office:value-type="string" table:style-name="ce2">
            <text:p>COP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1">
            <text:p>Motor paso a paso NEMA 17 3.2 kg/cm</text:p>
          </table:table-cell>
          <table:table-cell office:value-type="float" office:value="4" table:style-name="ce1">
            <text:p>4</text:p>
          </table:table-cell>
          <table:table-cell office:value-type="currency" office:value="67033.530999999988" table:formula="of:=17.9*[.H3]" table:style-name="ce3">
            <text:p>$67,033.53</text:p>
          </table:table-cell>
          <table:table-cell office:value-type="currency" office:value="268134.12399999995" table:formula="of:=[.C2]*[.B2]" table:style-name="ce3">
            <text:p>$268,134.12</text:p>
          </table:table-cell>
          <table:table-cell office:value-type="string" table:style-name="ce1">
            <text:p>BricoGeek</text:p>
          </table:table-cell>
          <table:table-cell table:style-name="ce1"/>
          <table:table-cell office:value-type="string" table:style-name="ce1">
            <text:p>Dolar</text:p>
          </table:table-cell>
          <table:table-cell office:value-type="currency" office:value="3379.1" table:style-name="ce3">
            <text:p>$3,379.1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Drivers TMC2130</text:p>
          </table:table-cell>
          <table:table-cell office:value-type="float" office:value="4" table:style-name="ce1">
            <text:p>4</text:p>
          </table:table-cell>
          <table:table-cell office:value-type="currency" office:value="28859" table:style-name="ce3">
            <text:p>$28,859.00</text:p>
          </table:table-cell>
          <table:table-cell office:value-type="currency" office:value="115436" table:formula="of:=[.C3]*[.B3]" table:style-name="ce3">
            <text:p>$115,436.00</text:p>
          </table:table-cell>
          <table:table-cell office:value-type="string" table:style-name="ce1">
            <text:p>Mercado Libre</text:p>
          </table:table-cell>
          <table:table-cell table:style-name="ce1"/>
          <table:table-cell office:value-type="string" table:style-name="ce1">
            <text:p>Euro</text:p>
          </table:table-cell>
          <table:table-cell office:value-type="currency" office:value="3744.89" table:style-name="ce3">
            <text:p>$3,744.89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GT2 timing belt and pulleys</text:p>
          </table:table-cell>
          <table:table-cell office:value-type="float" office:value="1" table:style-name="ce1">
            <text:p>1</text:p>
          </table:table-cell>
          <table:table-cell office:value-type="currency" office:value="83900" table:style-name="ce3">
            <text:p>$83,900.00</text:p>
          </table:table-cell>
          <table:table-cell office:value-type="currency" office:value="83900" table:formula="of:=[.C4]*[.B4]" table:style-name="ce3">
            <text:p>$83,900.00</text:p>
          </table:table-cell>
          <table:table-cell office:value-type="string" table:style-name="ce1">
            <text:p>Mercado Libre</text:p>
          </table:table-cell>
          <table:table-cell table:number-columns-repeated="2" table:style-name="ce1"/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1">
            <text:p>Raspberry pi B+ 3 – 1GB</text:p>
          </table:table-cell>
          <table:table-cell office:value-type="float" office:value="1" table:style-name="ce1">
            <text:p>1</text:p>
          </table:table-cell>
          <table:table-cell office:value-type="currency" office:value="165000" table:style-name="ce3">
            <text:p>$165,000.00</text:p>
          </table:table-cell>
          <table:table-cell office:value-type="currency" office:value="165000" table:formula="of:=[.C5]*[.B5]" table:style-name="ce3">
            <text:p>$165,000.00</text:p>
          </table:table-cell>
          <table:table-cell office:value-type="string" table:style-name="ce1">
            <text:p>Mercado Libre</text:p>
          </table:table-cell>
          <table:table-cell table:number-columns-repeated="2" table:style-name="ce1"/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1">
            <text:p>Arduino Mega</text:p>
          </table:table-cell>
          <table:table-cell office:value-type="float" office:value="1" table:style-name="ce1">
            <text:p>1</text:p>
          </table:table-cell>
          <table:table-cell office:value-type="currency" office:value="37000" table:style-name="ce3">
            <text:p>$37,000.00</text:p>
          </table:table-cell>
          <table:table-cell office:value-type="currency" office:value="37000" table:formula="of:=[.C6]*[.B6]" table:style-name="ce3">
            <text:p>$37,000.00</text:p>
          </table:table-cell>
          <table:table-cell office:value-type="string" table:style-name="ce1">
            <text:p>Vistronica</text:p>
          </table:table-cell>
          <table:table-cell table:number-columns-repeated="2" table:style-name="ce1"/>
          <table:table-cell table:style-name="ce3"/>
          <table:table-cell table:style-name="ce1"/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Caotin profesional</text:p>
          </table:table-cell>
          <table:table-cell office:value-type="float" office:value="1" table:style-name="ce1">
            <text:p>1</text:p>
          </table:table-cell>
          <table:table-cell office:value-type="currency" office:value="70000" table:style-name="ce3">
            <text:p>$70,000.00</text:p>
          </table:table-cell>
          <table:table-cell office:value-type="currency" office:value="70000" table:formula="of:=[.C7]*[.B7]" table:style-name="ce3">
            <text:p>$70,000.00</text:p>
          </table:table-cell>
          <table:table-cell office:value-type="string" table:style-name="ce1">
            <text:p>Mercado Libre</text:p>
          </table:table-cell>
          <table:table-cell table:number-columns-repeated="2" table:style-name="ce1"/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1">
            <text:p>Jumpers</text:p>
          </table:table-cell>
          <table:table-cell office:value-type="float" office:value="40" table:style-name="ce1">
            <text:p>40</text:p>
          </table:table-cell>
          <table:table-cell office:value-type="currency" office:value="167.5" table:formula="of:=6700/40" table:style-name="ce3">
            <text:p>$167.50</text:p>
          </table:table-cell>
          <table:table-cell office:value-type="currency" office:value="6700" table:formula="of:=[.C8]*[.B8]" table:style-name="ce3">
            <text:p>$6,700.00</text:p>
          </table:table-cell>
          <table:table-cell office:value-type="string" table:style-name="ce1">
            <text:p>Mercado Libre</text:p>
          </table:table-cell>
          <table:table-cell table:number-columns-repeated="2" table:style-name="ce1"/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1">
            <text:p>Tercera mano de brazos ajustable</text:p>
          </table:table-cell>
          <table:table-cell office:value-type="float" office:value="1" table:style-name="ce1">
            <text:p>1</text:p>
          </table:table-cell>
          <table:table-cell office:value-type="currency" office:value="25800" table:style-name="ce3">
            <text:p>$25,800.00</text:p>
          </table:table-cell>
          <table:table-cell office:value-type="currency" office:value="25800" table:formula="of:=[.C9]*[.B9]" table:style-name="ce3">
            <text:p>$25,800.00</text:p>
          </table:table-cell>
          <table:table-cell office:value-type="string" table:style-name="ce1">
            <text:p>Mercado Libre</text:p>
          </table:table-cell>
          <table:table-cell table:number-columns-repeated="2" table:style-name="ce1"/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1">
            <text:p>Luces LED</text:p>
          </table:table-cell>
          <table:table-cell office:value-type="float" office:value="12" table:style-name="ce1">
            <text:p>12</text:p>
          </table:table-cell>
          <table:table-cell office:value-type="currency" office:value="200" table:style-name="ce3">
            <text:p>$200.00</text:p>
          </table:table-cell>
          <table:table-cell office:value-type="currency" office:value="2400" table:formula="of:=[.C10]*[.B10]" table:style-name="ce3">
            <text:p>$2,400.00</text:p>
          </table:table-cell>
          <table:table-cell office:value-type="string" table:style-name="ce1">
            <text:p>Mercado Libre</text:p>
          </table:table-cell>
          <table:table-cell table:number-columns-repeated="2" table:style-name="ce1"/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1">
            <text:p>Resistencias 200 ohm</text:p>
          </table:table-cell>
          <table:table-cell office:value-type="float" office:value="20" table:style-name="ce1">
            <text:p>20</text:p>
          </table:table-cell>
          <table:table-cell office:value-type="currency" office:value="300" table:style-name="ce3">
            <text:p>$300.00</text:p>
          </table:table-cell>
          <table:table-cell office:value-type="currency" office:value="6000" table:formula="of:=[.C11]*[.B11]" table:style-name="ce3">
            <text:p>$6,000.00</text:p>
          </table:table-cell>
          <table:table-cell office:value-type="string" table:style-name="ce1">
            <text:p>Mercado Libre</text:p>
          </table:table-cell>
          <table:table-cell table:number-columns-repeated="2" table:style-name="ce1"/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1">
            <text:p>Resistencias 10 kohm</text:p>
          </table:table-cell>
          <table:table-cell office:value-type="float" office:value="10" table:style-name="ce1">
            <text:p>10</text:p>
          </table:table-cell>
          <table:table-cell office:value-type="currency" office:value="800" table:style-name="ce3">
            <text:p>$800.00</text:p>
          </table:table-cell>
          <table:table-cell office:value-type="currency" office:value="8000" table:formula="of:=[.C12]*[.B12]" table:style-name="ce3">
            <text:p>$8,000.00</text:p>
          </table:table-cell>
          <table:table-cell office:value-type="string" table:style-name="ce1">
            <text:p>Mercado Libr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Resistencias 20 kohm</text:p>
          </table:table-cell>
          <table:table-cell office:value-type="float" office:value="10" table:style-name="ce1">
            <text:p>10</text:p>
          </table:table-cell>
          <table:table-cell office:value-type="currency" office:value="1500" table:style-name="ce3">
            <text:p>$1,500.00</text:p>
          </table:table-cell>
          <table:table-cell office:value-type="currency" office:value="15000" table:formula="of:=[.C13]*[.B13]" table:style-name="ce3">
            <text:p>$15,000.00</text:p>
          </table:table-cell>
          <table:table-cell office:value-type="string" table:style-name="ce1">
            <text:p>Mercado Libr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ultímetro digital Uni-t Ut33c+</text:p>
          </table:table-cell>
          <table:table-cell office:value-type="float" office:value="1" table:style-name="ce1">
            <text:p>1</text:p>
          </table:table-cell>
          <table:table-cell office:value-type="currency" office:value="48000" table:style-name="ce3">
            <text:p>$48,000.00</text:p>
          </table:table-cell>
          <table:table-cell office:value-type="currency" office:value="48000" table:formula="of:=[.C14]*[.B14]" table:style-name="ce3">
            <text:p>$48,000.00</text:p>
          </table:table-cell>
          <table:table-cell office:value-type="string" table:style-name="ce1">
            <text:p>Mercado Libr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inza amperimétrica Dt266 Ac</text:p>
          </table:table-cell>
          <table:table-cell office:value-type="float" office:value="1" table:style-name="ce1">
            <text:p>1</text:p>
          </table:table-cell>
          <table:table-cell office:value-type="currency" office:value="28900" table:style-name="ce3">
            <text:p>$28,900.00</text:p>
          </table:table-cell>
          <table:table-cell office:value-type="currency" office:value="28900" table:formula="of:=[.C15]*[.B15]" table:style-name="ce3">
            <text:p>$28,900.00</text:p>
          </table:table-cell>
          <table:table-cell office:value-type="string" table:style-name="ce1">
            <text:p>Mercado Libr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M26LS32</text:p>
          </table:table-cell>
          <table:table-cell office:value-type="float" office:value="2" table:style-name="ce1">
            <text:p>2</text:p>
          </table:table-cell>
          <table:table-cell office:value-type="currency" office:value="8500" table:style-name="ce3">
            <text:p>$8,500.00</text:p>
          </table:table-cell>
          <table:table-cell office:value-type="currency" office:value="17000" table:formula="of:=[.C16]*[.B16]" table:style-name="ce3">
            <text:p>$17,000.00</text:p>
          </table:table-cell>
          <table:table-cell office:value-type="string" table:style-name="ce1">
            <text:p>Texas Instrument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Baquela universal 70mmx50mm</text:p>
          </table:table-cell>
          <table:table-cell office:value-type="float" office:value="4" table:style-name="ce1">
            <text:p>4</text:p>
          </table:table-cell>
          <table:table-cell office:value-type="currency" office:value="1199" table:style-name="ce3">
            <text:p>$1,199.00</text:p>
          </table:table-cell>
          <table:table-cell office:value-type="currency" office:value="4796" table:formula="of:=[.C17]*[.B17]" table:style-name="ce3">
            <text:p>$4,796.00</text:p>
          </table:table-cell>
          <table:table-cell office:value-type="string" table:style-name="ce1">
            <text:p>Mercado Lib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pacitor electrolitico 2.7V 100 f</text:p>
          </table:table-cell>
          <table:table-cell office:value-type="float" office:value="1" table:style-name="ce1">
            <text:p>1</text:p>
          </table:table-cell>
          <table:table-cell office:value-type="currency" office:value="25990" table:style-name="ce3">
            <text:p>$25,990.00</text:p>
          </table:table-cell>
          <table:table-cell office:value-type="currency" office:value="25990" table:formula="of:=[.C18]*[.B18]" table:style-name="ce3">
            <text:p>$25,990.00</text:p>
          </table:table-cell>
          <table:table-cell office:value-type="string" table:style-name="ce1">
            <text:p>Mercado Lib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pacitor electrolitico 2.7V 10 uf</text:p>
          </table:table-cell>
          <table:table-cell office:value-type="float" office:value="2" table:style-name="ce1">
            <text:p>2</text:p>
          </table:table-cell>
          <table:table-cell office:value-type="currency" office:value="6000" table:style-name="ce3">
            <text:p>$6,000.00</text:p>
          </table:table-cell>
          <table:table-cell office:value-type="currency" office:value="12000" table:formula="of:=[.C19]*[.B19]" table:style-name="ce3">
            <text:p>$12,000.00</text:p>
          </table:table-cell>
          <table:table-cell office:value-type="string" table:style-name="ce1">
            <text:p>Mercado Lib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iodos Barrea Schottky15a 45v</text:p>
          </table:table-cell>
          <table:table-cell office:value-type="float" office:value="4" table:style-name="ce1">
            <text:p>4</text:p>
          </table:table-cell>
          <table:table-cell office:value-type="currency" office:value="1350" table:style-name="ce3">
            <text:p>$1,350.00</text:p>
          </table:table-cell>
          <table:table-cell office:value-type="currency" office:value="5400" table:formula="of:=[.C20]*[.B20]" table:style-name="ce3">
            <text:p>$5,400.00</text:p>
          </table:table-cell>
          <table:table-cell office:value-type="string" table:style-name="ce1">
            <text:p>Mercado Lib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C/A4988 CNC Shield</text:p>
          </table:table-cell>
          <table:table-cell office:value-type="float" office:value="1" table:style-name="ce1">
            <text:p>1</text:p>
          </table:table-cell>
          <table:table-cell office:value-type="currency" office:value="24525" table:style-name="ce3">
            <text:p>$24,525.00</text:p>
          </table:table-cell>
          <table:table-cell office:value-type="currency" office:value="24525" table:formula="of:=[.C21]*[.B21]" table:style-name="ce3">
            <text:p>$24,525.00</text:p>
          </table:table-cell>
          <table:table-cell office:value-type="string" table:style-name="ce1">
            <text:p>Mercado Lib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olex 43045-1212</text:p>
          </table:table-cell>
          <table:table-cell office:value-type="float" office:value="4" table:style-name="ce1">
            <text:p>4</text:p>
          </table:table-cell>
          <table:table-cell office:value-type="currency" office:value="8549.1229999999996" table:formula="of:=2.53*[.H2]" table:style-name="ce3">
            <text:p>$8,549.12</text:p>
          </table:table-cell>
          <table:table-cell office:value-type="currency" office:value="34196.491999999998" table:formula="of:=[.C22]*[.B22]" table:style-name="ce3">
            <text:p>$34,196.49</text:p>
          </table:table-cell>
          <table:table-cell office:value-type="string" table:style-name="ce1">
            <text:p>Mouser Electronic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PS5430 Dual power supply</text:p>
          </table:table-cell>
          <table:table-cell office:value-type="float" office:value="1" table:style-name="ce1">
            <text:p>1</text:p>
          </table:table-cell>
          <table:table-cell office:value-type="currency" office:value="37305.263999999996" table:formula="of:=11.04*[.H2]" table:style-name="ce3">
            <text:p>$37,305.26</text:p>
          </table:table-cell>
          <table:table-cell office:value-type="currency" office:value="37305.263999999996" table:formula="of:=[.C23]*[.B23]" table:style-name="ce3">
            <text:p>$37,305.26</text:p>
          </table:table-cell>
          <table:table-cell office:value-type="string" table:style-name="ce1">
            <text:p>Aliexpre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uente protoboard Mini USB Ams1117</text:p>
          </table:table-cell>
          <table:table-cell office:value-type="float" office:value="2" table:style-name="ce1">
            <text:p>2</text:p>
          </table:table-cell>
          <table:table-cell office:value-type="currency" office:value="5500" table:style-name="ce3">
            <text:p>$5,500.00</text:p>
          </table:table-cell>
          <table:table-cell office:value-type="currency" office:value="11000" table:formula="of:=[.C24]*[.B24]" table:style-name="ce3">
            <text:p>$11,000.00</text:p>
          </table:table-cell>
          <table:table-cell office:value-type="string" table:style-name="ce1">
            <text:p>Mercado Lib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rotoboard de 640 puntos 175x65x10 mm</text:p>
          </table:table-cell>
          <table:table-cell office:value-type="float" office:value="2" table:style-name="ce1">
            <text:p>2</text:p>
          </table:table-cell>
          <table:table-cell office:value-type="currency" office:value="10500" table:style-name="ce3">
            <text:p>$10,500.00</text:p>
          </table:table-cell>
          <table:table-cell office:value-type="currency" office:value="21000" table:formula="of:=[.C25]*[.B25]" table:style-name="ce3">
            <text:p>$21,000.00</text:p>
          </table:table-cell>
          <table:table-cell office:value-type="string" table:style-name="ce1">
            <text:p>Mercado Lib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M32F303</text:p>
          </table:table-cell>
          <table:table-cell office:value-type="float" office:value="2" table:style-name="ce1">
            <text:p>2</text:p>
          </table:table-cell>
          <table:table-cell office:value-type="currency" office:value="22335.850999999999" table:formula="of:=6.61*[.H2]" table:style-name="ce3">
            <text:p>$22,335.85</text:p>
          </table:table-cell>
          <table:table-cell office:value-type="currency" office:value="44671.701999999997" table:formula="of:=[.C26]*[.B26]" table:style-name="ce3">
            <text:p>$44,671.70</text:p>
          </table:table-cell>
          <table:table-cell office:value-type="string" table:style-name="ce1">
            <text:p>Digi-Ke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rduino UNO</text:p>
          </table:table-cell>
          <table:table-cell office:value-type="float" office:value="1" table:style-name="ce1">
            <text:p>1</text:p>
          </table:table-cell>
          <table:table-cell office:value-type="currency" office:value="17900" table:style-name="ce3">
            <text:p>$17,900.00</text:p>
          </table:table-cell>
          <table:table-cell office:value-type="currency" office:value="17900" table:formula="of:=[.C27]*[.B27]" table:style-name="ce3">
            <text:p>$17,900.00</text:p>
          </table:table-cell>
          <table:table-cell office:value-type="string" table:style-name="ce1">
            <text:p>Mercado Lib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dum1201</text:p>
          </table:table-cell>
          <table:table-cell office:value-type="float" office:value="3" table:style-name="ce1">
            <text:p>3</text:p>
          </table:table-cell>
          <table:table-cell office:value-type="currency" office:value="1000" table:style-name="ce3">
            <text:p>$1,000.00</text:p>
          </table:table-cell>
          <table:table-cell office:value-type="currency" office:value="3000" table:formula="of:=[.C28]*[.B28]" table:style-name="ce3">
            <text:p>$3,000.00</text:p>
          </table:table-cell>
          <table:table-cell office:value-type="string" table:style-name="ce1">
            <text:p>Mouser Electronic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cencia Github</text:p>
          </table:table-cell>
          <table:table-cell office:value-type="float" office:value="12" table:style-name="ce1">
            <text:p>12</text:p>
          </table:table-cell>
          <table:table-cell office:value-type="currency" office:value="23653.7" table:formula="of:=[.H2]*7" table:style-name="ce3">
            <text:p>$23,653.70</text:p>
          </table:table-cell>
          <table:table-cell office:value-type="currency" office:value="283844.40000000002" table:formula="of:=[.C29]*[.B29]" table:style-name="ce3">
            <text:p>$283,844.40</text:p>
          </table:table-cell>
          <table:table-cell office:value-type="string" table:style-name="ce1">
            <text:p>Github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nsor capacitivo analógico de humedad del suelo de dos paquetes</text:p>
          </table:table-cell>
          <table:table-cell office:value-type="float" office:value="1" table:style-name="ce1">
            <text:p>1</text:p>
          </table:table-cell>
          <table:table-cell office:value-type="currency" office:value="81900" table:style-name="ce3">
            <text:p>$81,900.00</text:p>
          </table:table-cell>
          <table:table-cell office:value-type="currency" office:value="81900" table:formula="of:=[.C30]*[.B30]" table:style-name="ce3">
            <text:p>$81,900.00</text:p>
          </table:table-cell>
          <table:table-cell office:value-type="string" table:style-name="ce1">
            <text:p>Mercado Lib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sl2591 medidor de intensidad de luz digital Luxómet</text:p>
          </table:table-cell>
          <table:table-cell office:value-type="float" office:value="12" table:style-name="ce1">
            <text:p>12</text:p>
          </table:table-cell>
          <table:table-cell office:value-type="currency" office:value="27260" table:style-name="ce3">
            <text:p>$27,260.00</text:p>
          </table:table-cell>
          <table:table-cell office:value-type="currency" office:value="327120" table:formula="of:=[.C31]*[.B31]" table:style-name="ce3">
            <text:p>$327,120.00</text:p>
          </table:table-cell>
          <table:table-cell office:value-type="string" table:style-name="ce1">
            <text:p>Mercado Lib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nsor AM2305 de humedad y temperatura</text:p>
          </table:table-cell>
          <table:table-cell office:value-type="float" office:value="12" table:style-name="ce1">
            <text:p>12</text:p>
          </table:table-cell>
          <table:table-cell office:value-type="currency" office:value="70000" table:style-name="ce3">
            <text:p>$70,000.00</text:p>
          </table:table-cell>
          <table:table-cell office:value-type="currency" office:value="840000" table:formula="of:=[.C32]*[.B32]" table:style-name="ce3">
            <text:p>$840,000.00</text:p>
          </table:table-cell>
          <table:table-cell office:value-type="string" table:style-name="ce1">
            <text:p>Ardobo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ceta Geotextil (smartpot) de 3 litros</text:p>
          </table:table-cell>
          <table:table-cell office:value-type="float" office:value="20" table:style-name="ce1">
            <text:p>20</text:p>
          </table:table-cell>
          <table:table-cell office:value-type="currency" office:value="6000" table:style-name="ce3">
            <text:p>$6,000.00</text:p>
          </table:table-cell>
          <table:table-cell office:value-type="currency" office:value="120000" table:formula="of:=[.C33]*[.B33]" table:style-name="ce3">
            <text:p>$120,000.00</text:p>
          </table:table-cell>
          <table:table-cell office:value-type="string" table:style-name="ce1">
            <text:p>Mercado Lib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ceta Geotextil (smartpot) de 7 litros</text:p>
          </table:table-cell>
          <table:table-cell office:value-type="float" office:value="20" table:style-name="ce1">
            <text:p>20</text:p>
          </table:table-cell>
          <table:table-cell office:value-type="currency" office:value="10800" table:style-name="ce3">
            <text:p>$10,800.00</text:p>
          </table:table-cell>
          <table:table-cell office:value-type="currency" office:value="216000" table:formula="of:=[.C34]*[.B34]" table:style-name="ce3">
            <text:p>$216,000.00</text:p>
          </table:table-cell>
          <table:table-cell office:value-type="string" table:style-name="ce1">
            <text:p>Mercado lLib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ceta Geotextil (smartpot) de 15 litros</text:p>
          </table:table-cell>
          <table:table-cell office:value-type="float" office:value="20" table:style-name="ce1">
            <text:p>20</text:p>
          </table:table-cell>
          <table:table-cell office:value-type="currency" office:value="19200" table:style-name="ce3">
            <text:p>$19,200.00</text:p>
          </table:table-cell>
          <table:table-cell office:value-type="currency" office:value="384000" table:formula="of:=[.C35]*[.B35]" table:style-name="ce3">
            <text:p>$384,000.00</text:p>
          </table:table-cell>
          <table:table-cell office:value-type="string" table:style-name="ce1">
            <text:p>Mercado Libre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H metro digital</text:p>
          </table:table-cell>
          <table:table-cell office:value-type="float" office:value="1" table:style-name="ce1">
            <text:p>1</text:p>
          </table:table-cell>
          <table:table-cell office:value-type="currency" office:value="30000" table:style-name="ce3">
            <text:p>$30,000.00</text:p>
          </table:table-cell>
          <table:table-cell office:value-type="currency" office:value="30000" table:formula="of:=[.C36]*[.B36]" table:style-name="ce3">
            <text:p>$30,000.00</text:p>
          </table:table-cell>
          <table:table-cell office:value-type="string" table:style-name="ce1">
            <text:p>Mercado Lib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ds Ec Medidor Conductimetro Digital </text:p>
          </table:table-cell>
          <table:table-cell office:value-type="float" office:value="1" table:style-name="ce1">
            <text:p>1</text:p>
          </table:table-cell>
          <table:table-cell office:value-type="currency" office:value="32000" table:style-name="ce3">
            <text:p>$32,000.00</text:p>
          </table:table-cell>
          <table:table-cell office:value-type="currency" office:value="32000" table:formula="of:=[.C37]*[.B37]" table:style-name="ce3">
            <text:p>$32,000.00</text:p>
          </table:table-cell>
          <table:table-cell office:value-type="string" table:style-name="ce1">
            <text:p>Mercado Lib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xtractor de aire 14 pulgadas REXT14</text:p>
          </table:table-cell>
          <table:table-cell office:value-type="float" office:value="1" table:style-name="ce1">
            <text:p>1</text:p>
          </table:table-cell>
          <table:table-cell office:value-type="currency" office:value="415747" table:style-name="ce3">
            <text:p>$415,747.00</text:p>
          </table:table-cell>
          <table:table-cell office:value-type="currency" office:value="415747" table:formula="of:=[.C38]*[.B38]" table:style-name="ce3">
            <text:p>$415,747.00</text:p>
          </table:table-cell>
          <table:table-cell office:value-type="string" table:style-name="ce1">
            <text:p>Mercado Lib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anque Coltanker 1000 litros reforzado</text:p>
          </table:table-cell>
          <table:table-cell office:value-type="float" office:value="1" table:style-name="ce1">
            <text:p>1</text:p>
          </table:table-cell>
          <table:table-cell office:value-type="currency" office:value="290000" table:style-name="ce3">
            <text:p>$290,000.00</text:p>
          </table:table-cell>
          <table:table-cell office:value-type="currency" office:value="290000" table:formula="of:=[.C39]*[.B39]" table:style-name="ce3">
            <text:p>$290,000.00</text:p>
          </table:table-cell>
          <table:table-cell office:value-type="string" table:style-name="ce1">
            <text:p>Mercado Libre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currency" office:value="0" table:formula="of:=[.C40]*[.B40]" table:style-name="ce3">
            <text:p>$0.00</text:p>
          </table:table-cell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currency" office:value="0" table:formula="of:=[.C41]*[.B41]" table:style-name="ce3">
            <text:p>$0.00</text:p>
          </table:table-cell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currency" office:value="0" table:formula="of:=[.C42]*[.B42]" table:style-name="ce3">
            <text:p>$0.00</text:p>
          </table:table-cell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currency" office:value="0" table:formula="of:=[.C43]*[.B43]" table:style-name="ce3">
            <text:p>$0.00</text:p>
          </table:table-cell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currency" office:value="0" table:formula="of:=[.C44]*[.B44]" table:style-name="ce3">
            <text:p>$0.00</text:p>
          </table:table-cell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currency" office:value="0" table:formula="of:=[.C45]*[.B45]" table:style-name="ce3">
            <text:p>$0.00</text:p>
          </table:table-cell>
          <table:table-cell table:number-columns-repeated="16380" table:style-name="ce1"/>
        </table:table-row>
        <table:table-row table:number-rows-repeated="104853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iperv_237_nculo" style:display-name="Hipervínculo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601</meta:generator>
    <dc:creator>juan david argüello plata</dc:creator>
    <meta:creation-date>2019-08-21T15:30:51Z</meta:creation-date>
    <dc:date>2019-08-26T21:24:18Z</dc:date>
    <meta:editing-cycles>12</meta:editing-cycles>
    <meta:editing-duration>PT3517S</meta:editing-duration>
  </office:meta>
</office:document-meta>
</file>